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 AND MANUAL FOR FLOOT – first app which converting fluka files into .root</text:p>
      <text:p text:style-name="Standard"/>
      <text:list xml:id="list3830935109512947483" text:style-name="L1">
        <text:list-item>
          <text:p text:style-name="P1">Download instalation package(present version is dedicated for Linux users).</text:p>
        </text:list-item>
        <text:list-item>
          <text:p text:style-name="P1">Install FLOOT.</text:p>
        </text:list-item>
        <text:list-item>
          <text:p text:style-name="P1">Import your data into .../FLOOT/Test/Data(or look at point 8)</text:p>
        </text:list-item>
        <text:list-item>
          <text:p text:style-name="P1">Using terminal in FLOOT file type gui.py</text:p>
        </text:list-item>
        <text:list-item>
          <text:p text:style-name="P1">Using arrows or mouse choose file, which you would like to convert or convert and plot.</text:p>
        </text:list-item>
        <text:list-item>
          <text:p text:style-name="P1">If you want to do it with other files just do it one by one.</text:p>
        </text:list-item>
        <text:list-item>
          <text:p text:style-name="P1">If you have any problems click HELP button</text:p>
        </text:list-item>
        <text:list-item>
          <text:p text:style-name="P1">If you want to search directory with your convert files just click CHANGE DIRECTORY button</text:p>
        </text:list-item>
        <text:list-item>
          <text:p text:style-name="P1">Every time you convert or convert and plot file text above file tree will inform you if the convertion ended.</text:p>
        </text:list-item>
        <text:list-item>
          <text:p text:style-name="P1">If you want to exit FLOOT just click QUIT button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9T19:35:04.37</meta:creation-date>
    <meta:document-statistic meta:table-count="0" meta:image-count="0" meta:object-count="0" meta:page-count="1" meta:paragraph-count="11" meta:word-count="135" meta:character-count="731"/>
    <dc:date>2017-02-19T19:52:12.53</dc:date>
    <meta:editing-duration>PT1M58S</meta:editing-duration>
    <meta:editing-cycles>1</meta:editing-cycles>
    <meta:generator>OpenOffice/4.1.2$Win32 OpenOffice.org_project/412m3$Build-9782</meta:generator>
  </office:meta>
</office:document-meta>
</file>